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113" officeooo:paragraph-rsid="001851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à la suite du cours imprimé donné par le prof)</text:p>
      <text:p text:style-name="Standard"/>
      <text:p text:style-name="P1">Samuel Huntington appuie largement son découpage sur le critère religieux et présente 9 aires de civilisation : il annonce un monde de conflits culturels et religieux entre les différentes aires culturelles (aire occidentale et aire musulmane surtout)</text:p>
      <text:p text:style-name="P1"/>
      <text:p text:style-name="P1">Yves Lacoste répond à la thèse de Huntington en présentant un découpage qui se limite à 5 aires de civilisation seulement (selon lui, les conflits majeurs ont lieu au sein même des aires de civilisation)</text:p>
      <text:p text:style-name="P1"/>
      <text:p text:style-name="P1">Ces deux cartes sont critiquables et montrent toute la complexité à tracer des limites sur les carte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29:41.752000000</meta:creation-date>
    <dc:date>2018-10-16T11:42:16.653000000</dc:date>
    <meta:editing-duration>PT2M24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4" meta:word-count="99" meta:character-count="603" meta:non-whitespace-character-count="508"/>
  </office:meta>
</office:document-meta>
</file>